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svg:stroke-width="0cm" svg:stroke-color="#ff3333" draw:marker-start="Rounded_20_short_20_Arrow" draw:marker-start-width="0.3cm" draw:marker-end="Rounded_20_short_20_Arrow" draw:marker-end-width="0.3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ff3333" draw:marker-start="Rounded_20_short_20_Arrow" draw:marker-start-width="0.2cm" draw:marker-end="Rounded_20_short_20_Arrow" draw:marker-end-width="0.2cm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06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555cm" fo:min-width="0.17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55cm" fo:min-width="0.19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0.284cm" fo:min-width="0.17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0.252cm" fo:min-width="0.15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75cm" fo:min-width="9.37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cm" svg:y1="4.4cm" svg:x2="6.5cm" svg:y2="2.401cm">
          <text:p/>
        </draw:line>
        <draw:line draw:style-name="gr1" draw:text-style-name="P1" draw:layer="layout" svg:x1="3.502cm" svg:y1="5.711cm" svg:x2="3.5cm" svg:y2="2.4cm">
          <text:p/>
        </draw:line>
        <draw:line draw:style-name="gr1" draw:text-style-name="P1" draw:layer="layout" svg:x1="1.7cm" svg:y1="4.4cm" svg:x2="3.5cm" svg:y2="2.4cm">
          <text:p/>
        </draw:line>
        <draw:line draw:style-name="gr2" draw:text-style-name="P1" draw:layer="layout" svg:x1="0.5cm" svg:y1="5.5cm" svg:x2="0.495cm" svg:y2="2.498cm">
          <text:p/>
        </draw:line>
        <draw:line draw:style-name="gr1" draw:text-style-name="P1" draw:layer="layout" svg:x1="6.502cm" svg:y1="5.712cm" svg:x2="6.5cm" svg:y2="2.401cm">
          <text:p/>
        </draw:line>
        <draw:line draw:style-name="gr3" draw:text-style-name="P2" draw:layer="layout" svg:x1="2.5cm" svg:y1="5cm" svg:x2="4.5cm" svg:y2="5cm">
          <text:p/>
        </draw:line>
        <draw:line draw:style-name="gr3" draw:text-style-name="P2" draw:layer="layout" svg:x1="2.5cm" svg:y1="4.6cm" svg:x2="4.5cm" svg:y2="4.6cm">
          <text:p/>
        </draw:line>
        <draw:line draw:style-name="gr3" draw:text-style-name="P2" draw:layer="layout" svg:x1="7.489cm" svg:y1="4.695cm" svg:x2="7.476cm" svg:y2="5.659cm">
          <text:p/>
        </draw:line>
        <draw:custom-shape draw:style-name="gr4" draw:text-style-name="P3" draw:layer="layout" svg:width="0.3cm" svg:height="0.3cm" svg:x="7.319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5cm" svg:y1="5.4cm" svg:x2="4.5cm" svg:y2="5.4cm">
          <text:p/>
        </draw:line>
        <draw:g>
          <draw:line draw:style-name="gr5" draw:text-style-name="P2" draw:layer="layout" svg:x1="2.153cm" svg:y1="2.995cm" svg:x2="3.08cm" svg:y2="3.772cm">
            <text:p/>
          </draw:line>
          <draw:custom-shape draw:style-name="gr4" draw:text-style-name="P3" draw:layer="layout" svg:width="0.213cm" svg:height="0.213cm" draw:transform="rotate (-0.698131700797732) translate (2.595cm 3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2.843cm" svg:height="0.725cm" draw:transform="rotate (-1.5707963267949) translate (1.078cm 2.882cm)">
          <draw:text-box>
            <text:p><text:span text:style-name="T1">Propagation</text:span></text:p>
          </draw:text-box>
        </draw:frame>
        <draw:custom-shape draw:style-name="gr4" draw:text-style-name="P3" draw:layer="layout" svg:width="0.3cm" svg:height="0.3cm" svg:x="6.357cm" svg:y="5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6.354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6.363cm" svg:y="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0.3cm" svg:height="0.3cm" draw:transform="rotate (-0.698131700797732) translate (5.756cm 2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5.446cm" svg:y1="2.929cm" svg:x2="6.099cm" svg:y2="3.475cm">
              <text:p/>
            </draw:line>
          </draw:g>
        </draw:g>
        <draw:g>
          <draw:custom-shape draw:style-name="gr4" draw:text-style-name="P3" draw:layer="layout" svg:width="0.3cm" svg:height="0.3cm" draw:transform="rotate (-0.698131700797732) translate (5.493cm 3.2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5.183cm" svg:y1="3.225cm" svg:x2="5.836cm" svg:y2="3.771cm">
              <text:p/>
            </draw:line>
          </draw:g>
        </draw:g>
        <draw:g>
          <draw:custom-shape draw:style-name="gr4" draw:text-style-name="P3" draw:layer="layout" svg:width="0.3cm" svg:height="0.3cm" draw:transform="rotate (-0.698131700797732) translate (5.235cm 3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4.925cm" svg:y1="3.538cm" svg:x2="5.578cm" svg:y2="4.084cm">
              <text:p/>
            </draw:line>
          </draw:g>
        </draw:g>
        <draw:g>
          <draw:line draw:style-name="gr5" draw:text-style-name="P2" draw:layer="layout" svg:x1="1.872cm" svg:y1="3.317cm" svg:x2="2.799cm" svg:y2="4.094cm">
            <text:p/>
          </draw:line>
          <draw:custom-shape draw:style-name="gr4" draw:text-style-name="P3" draw:layer="layout" svg:width="0.213cm" svg:height="0.213cm" draw:transform="rotate (-0.698131700797732) translate (2.314cm 3.5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2" draw:layer="layout" svg:x1="1.569cm" svg:y1="3.642cm" svg:x2="2.496cm" svg:y2="4.419cm">
            <text:p/>
          </draw:line>
          <draw:custom-shape draw:style-name="gr4" draw:text-style-name="P3" draw:layer="layout" svg:width="0.213cm" svg:height="0.213cm" draw:transform="rotate (-0.698131700797732) translate (2.011cm 3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2.339cm" svg:height="1.199cm" svg:x="7.489cm" svg:y="3.37cm">
          <draw:text-box>
            <text:p><text:span text:style-name="T1">Parallel</text:span></text:p>
            <text:p><text:span text:style-name="T1">polarised</text:span></text:p>
          </draw:text-box>
        </draw:frame>
        <draw:frame draw:style-name="gr8" draw:text-style-name="P4" draw:layer="layout" svg:width="3.122cm" svg:height="1.199cm" svg:x="7.489cm" svg:y="4.571cm">
          <draw:text-box>
            <text:p><text:span text:style-name="T1">Perpendicular</text:span></text:p>
            <text:p><text:span text:style-name="T1">polarised</text:span></text:p>
          </draw:text-box>
        </draw:frame>
        <draw:line draw:style-name="gr2" draw:text-style-name="P1" draw:layer="layout" svg:x1="0.493cm" svg:y1="2.491cm" svg:x2="0.032cm" svg:y2="2.911cm">
          <text:p/>
        </draw:line>
        <draw:custom-shape draw:style-name="gr9" draw:text-style-name="P5" draw:layer="layout" svg:width="0.776cm" svg:height="1.905cm" draw:transform="rotate (-0.698131700797732) translate (1.435cm 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2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3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4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5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6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95cm" svg:height="1.9cm" draw:transform="rotate (-0.698131700797732) translate (7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5" draw:layer="layout" svg:width="0.774cm" svg:height="0.634cm" draw:transform="rotate (-0.698131700797732) translate (7.607cm 1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0.774cm" svg:height="0.634cm" draw:transform="rotate (-0.698131700797732) translate (8.607cm 1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0.757cm" svg:height="0.602cm" draw:transform="rotate (-0.698131700797732) translate (9.586cm 1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9.978cm" svg:height="2.1cm" svg:x="0.2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8:49:24.082801370</meta:creation-date>
    <dc:date>2021-02-04T16:21:18.670066922</dc:date>
    <meta:editing-duration>PT17M4S</meta:editing-duration>
    <meta:editing-cycles>4</meta:editing-cycles>
    <meta:generator>LibreOffice/6.0.7.3$Linux_X86_64 LibreOffice_project/00m0$Build-3</meta:generator>
    <meta:document-statistic meta:object-count="50"/>
  </office:meta>
</office:document-meta>
</file>